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Poppins" svg:font-family="Poppi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844f" officeooo:paragraph-rsid="0007844f"/>
    </style:style>
    <style:style style:name="P2" style:family="paragraph" style:parent-style-name="Standard">
      <style:text-properties officeooo:rsid="0007b702" officeooo:paragraph-rsid="0007b702"/>
    </style:style>
    <style:style style:name="P3" style:family="paragraph" style:parent-style-name="Standard">
      <style:text-properties officeooo:paragraph-rsid="0007b702"/>
    </style:style>
    <style:style style:name="P4" style:family="paragraph" style:parent-style-name="Standard">
      <style:text-properties officeooo:rsid="00082802" officeooo:paragraph-rsid="00082802"/>
    </style:style>
    <style:style style:name="P5" style:family="paragraph" style:parent-style-name="Standard">
      <style:text-properties officeooo:paragraph-rsid="00082802"/>
    </style:style>
    <style:style style:name="P6" style:family="paragraph" style:parent-style-name="Text_20_body">
      <style:text-properties officeooo:rsid="0007844f" officeooo:paragraph-rsid="0007844f"/>
    </style:style>
    <style:style style:name="P7" style:family="paragraph" style:parent-style-name="Text_20_body">
      <style:paragraph-properties fo:margin-top="0cm" fo:margin-bottom="0.247cm" style:contextual-spacing="false" fo:text-align="start" style:justify-single-word="false" fo:orphans="2" fo:widows="2"/>
    </style:style>
    <style:style style:name="T1" style:family="text">
      <style:text-properties fo:font-variant="normal" fo:text-transform="none" fo:color="#005591" loext:opacity="100%" style:font-name="Poppins" fo:font-size="11.25pt" fo:letter-spacing="normal" fo:font-style="normal" style:text-underline-style="solid" style:text-underline-width="auto" style:text-underline-color="font-color" fo:font-weight="normal" fo:background-color="transparent" loext:char-shading-value="0"/>
    </style:style>
    <style:style style:name="T2" style:family="text">
      <style:text-properties officeooo:rsid="0007b702"/>
    </style:style>
    <style:style style:name="T3" style:family="text">
      <style:text-properties officeooo:rsid="00082802"/>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 text:name="yui_3_17_2_1_1633356344797_43"/><text:a xlink:type="simple" xlink:href="https://www.elcorteingles.es/" text:style-name="Internet_20_link" text:visited-style-name="Visited_20_Internet_20_Link"><text:span text:style-name="T1">https://www.elcorteingles.es/</text:span></text:a></text:p>
      <text:p text:style-name="P1">Tiene cabecera con la barra navegación, búsqueda, carrito y menú desplegable.</text:p>
      <text:p text:style-name="P1">El cuerpo muestra las ofertas para intentar llamar la atención del cliente y después un footer con toda la información adicional que puedas querer.</text:p>
      <text:p text:style-name="P1"/>
      <text:p text:style-name="P6"><text:bookmark text:name="yui_3_17_2_1_1633356344797_431"/><text:bookmark text:name="yui_3_17_2_1_1633356344797_48"/><text:a xlink:type="simple" xlink:href="https://www.pccomponentes.com/" text:style-name="Internet_20_link" text:visited-style-name="Visited_20_Internet_20_Link"><text:span text:style-name="T1">https://www.pccomponentes.com/</text:span></text:a></text:p>
      <text:p text:style-name="P2">Cabecera con logo, barra búsqueda, acceso a cuenta, carrito y un megamenu desplegable.</text:p>
      <text:p text:style-name="P3"><text:span text:style-name="T2">En el cuerpo tiene ofertas y promociones también para incitar al usuario a comprar algo, y en el footer tiene sus redes sociales y información adicional sobre la pagina y la compañía.</text:span></text:p>
      <text:p text:style-name="P3"><text:a xlink:type="simple" xlink:href="https://www.uca.es/" text:style-name="Internet_20_link" text:visited-style-name="Visited_20_Internet_20_Link"><text:span text:style-name="T1"/></text:a></text:p>
      <text:p text:style-name="P3"><text:span text:style-name="T1">https://www.us.es/</text:span></text:p>
      <text:p text:style-name="Standard"/>
      <text:p text:style-name="P3">Tiene una doble cabecera , la primera con menú desplegable y la segunda con el logo y una barra de navegación. El cuerpo contiene información sobre la universidad y el footer tiene <text:span text:style-name="T2">al</text:span>go de información ademas de destacados, barra de búsqueda y las paginas sociales</text:p>
      <text:p text:style-name="P3"><text:a xlink:type="simple" xlink:href="https://www.zara.com/es/" text:style-name="Internet_20_link" text:visited-style-name="Visited_20_Internet_20_Link"><text:span text:style-name="T1"/></text:a></text:p>
      <text:p text:style-name="P3"><text:bookmark text:name="yui_3_17_2_1_1633356344797_433"/><text:a xlink:type="simple" xlink:href="https://www.zara.com/es/" text:style-name="Internet_20_link" text:visited-style-name="Visited_20_Internet_20_Link"><text:span text:style-name="T1">https://www.zara.com/es/</text:span></text:a></text:p>
      <text:p text:style-name="Standard"/>
      <text:p text:style-name="P4">Zara tiene una cabecera con un botón de menú desplegable que es un megamenu con letra muy chica lo cual lo veo feisimo como ocupa toda la pantalla para mostrar unas lineas de texto sin iconos ni nada y después súper escondido con letra chica el iniciar sesión y la cesta arriba.</text:p>
      <text:p text:style-name="P5"><text:span text:style-name="T3">El cuerpo no tiene prácticamente nada y el footer las paginas sociales y poco mas.</text:span></text:p>
      <text:p text:style-name="P5"><text:a xlink:type="simple" xlink:href="https://www.disneyplus.com/es-es" text:style-name="Internet_20_link" text:visited-style-name="Visited_20_Internet_20_Link"><text:span text:style-name="T1"/></text:a></text:p>
      <text:p text:style-name="P5"><text:bookmark text:name="yui_3_17_2_1_1633356344797_434"/><text:a xlink:type="simple" xlink:href="https://www.disneyplus.com/es-es" text:style-name="Internet_20_link" text:visited-style-name="Visited_20_Internet_20_Link"><text:span text:style-name="T1">https://www.disneyplus.com/es-es</text:span></text:a></text:p>
      <text:p text:style-name="Standard"/>
      <text:p text:style-name="P4">De cabecera prácticamente no tiene es solo un iniciar sesión pero hecho de forma que queda muy bien, de cuerpo tiene información y incentivos para que te suscribas y de footer tienes sus políticas y información leg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Poppins" svg:font-family="Poppi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4T16:06:24.761760692</meta:creation-date>
    <dc:date>2021-10-04T16:30:06.563186738</dc:date>
    <meta:editing-duration>PT13M24S</meta:editing-duration>
    <meta:editing-cycles>2</meta:editing-cycles>
    <meta:generator>LibreOffice/7.1.5.2$Linux_X86_64 LibreOffice_project/10$Build-2</meta:generator>
    <meta:document-statistic meta:table-count="0" meta:image-count="0" meta:object-count="0" meta:page-count="1" meta:paragraph-count="13" meta:word-count="234" meta:character-count="1466" meta:non-whitespace-character-count="1245"/>
  </office:meta>
</office:document-meta>
</file>